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7.709cm" fo:margin-left="0cm" table:align="left" style:writing-mode="lr-tb"/>
    </style:style>
    <style:style style:name="Tabla1.A" style:family="table-column">
      <style:table-column-properties style:column-width="10.8cm"/>
    </style:style>
    <style:style style:name="Tabla1.B" style:family="table-column">
      <style:table-column-properties style:column-width="9.973cm"/>
    </style:style>
    <style:style style:name="Tabla1.C" style:family="table-column">
      <style:table-column-properties style:column-width="6.93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979cm"/>
    </style:style>
    <style:style style:name="Tabla2" style:family="table">
      <style:table-properties style:width="27.697cm" fo:margin-left="0cm" table:align="left" style:writing-mode="lr-tb"/>
    </style:style>
    <style:style style:name="Tabla2.A" style:family="table-column">
      <style:table-column-properties style:column-width="1.66cm"/>
    </style:style>
    <style:style style:name="Tabla2.B" style:family="table-column">
      <style:table-column-properties style:column-width="4.082cm"/>
    </style:style>
    <style:style style:name="Tabla2.C" style:family="table-column">
      <style:table-column-properties style:column-width="0.82cm"/>
    </style:style>
    <style:style style:name="Tabla2.D" style:family="table-column">
      <style:table-column-properties style:column-width="1.259cm"/>
    </style:style>
    <style:style style:name="Tabla2.E" style:family="table-column">
      <style:table-column-properties style:column-width="0.619cm"/>
    </style:style>
    <style:style style:name="Tabla2.G" style:family="table-column">
      <style:table-column-properties style:column-width="1.836cm"/>
    </style:style>
    <style:style style:name="Tabla2.H" style:family="table-column">
      <style:table-column-properties style:column-width="3.5cm"/>
    </style:style>
    <style:style style:name="Tabla2.J" style:family="table-column">
      <style:table-column-properties style:column-width="3.651cm"/>
    </style:style>
    <style:style style:name="Tabla2.K" style:family="table-column">
      <style:table-column-properties style:column-width="6.151cm"/>
    </style:style>
    <style:style style:name="Tabla2.1" style:family="table-row">
      <style:table-row-properties style:min-row-height="0.80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2" style:family="table-row">
      <style:table-row-properties style:min-row-height="0.496cm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27.709cm" fo:margin-left="0cm" table:align="left" style:writing-mode="lr-tb"/>
    </style:style>
    <style:style style:name="Tabla3.A" style:family="table-column">
      <style:table-column-properties style:column-width="1.66cm"/>
    </style:style>
    <style:style style:name="Tabla3.B" style:family="table-column">
      <style:table-column-properties style:column-width="4.082cm"/>
    </style:style>
    <style:style style:name="Tabla3.C" style:family="table-column">
      <style:table-column-properties style:column-width="0.82cm"/>
    </style:style>
    <style:style style:name="Tabla3.D" style:family="table-column">
      <style:table-column-properties style:column-width="1.259cm"/>
    </style:style>
    <style:style style:name="Tabla3.E" style:family="table-column">
      <style:table-column-properties style:column-width="0.58cm"/>
    </style:style>
    <style:style style:name="Tabla3.F" style:family="table-column">
      <style:table-column-properties style:column-width="0.66cm"/>
    </style:style>
    <style:style style:name="Tabla3.G" style:family="table-column">
      <style:table-column-properties style:column-width="1.834cm"/>
    </style:style>
    <style:style style:name="Tabla3.H" style:family="table-column">
      <style:table-column-properties style:column-width="3.5cm"/>
    </style:style>
    <style:style style:name="Tabla3.J" style:family="table-column">
      <style:table-column-properties style:column-width="3.646cm"/>
    </style:style>
    <style:style style:name="Tabla3.K" style:family="table-column">
      <style:table-column-properties style:column-width="6.168cm"/>
    </style:style>
    <style:style style:name="Tabla3.1" style:family="table-row">
      <style:table-row-properties style:row-height="0.601cm"/>
    </style:style>
    <style:style style:name="Tabla3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a3.K1" style:family="table-cell">
      <style:table-cell-properties style:vertical-align="middle" fo:padding="0cm" fo:border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style:font-name="Cantarell" officeooo:paragraph-rsid="00de9ebe"/>
    </style:style>
    <style:style style:name="P2" style:family="paragraph" style:parent-style-name="Standard">
      <style:paragraph-properties fo:margin-top="0cm" fo:margin-bottom="0cm" style:contextual-spacing="false"/>
      <style:text-properties style:font-name="Cantarell" fo:font-size="9pt" officeooo:paragraph-rsid="00debd57" style:font-size-asian="9pt" style:font-size-complex="9pt"/>
    </style:style>
    <style:style style:name="P3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5f3a" officeooo:paragraph-rsid="00855f3a" style:font-size-asian="9pt" style:font-size-complex="9pt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Cantarell" fo:font-size="9pt" officeooo:rsid="0085acae" officeooo:paragraph-rsid="0085acae" style:font-size-asian="9pt" style:font-size-complex="9pt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Cantarell" fo:font-size="9pt" officeooo:paragraph-rsid="00de9ebe" style:font-size-asian="9pt" style:font-size-complex="9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Cantarell" officeooo:rsid="00855f3a" officeooo:paragraph-rsid="00aba32e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Cantarell" fo:font-size="10pt" fo:font-weight="normal" officeooo:rsid="00855f3a" officeooo:paragraph-rsid="00aba3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4041a8" style:font-size-asian="7pt" style:font-weight-asian="normal" style:font-name-complex="Arial2" style:font-size-complex="7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8ba627" style:font-size-asian="7pt" style:font-weight-asian="normal" style:font-name-complex="Arial2" style:font-size-complex="7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b144e4" style:font-size-asian="7pt" style:font-weight-asian="normal" style:font-name-complex="Arial2" style:font-size-complex="7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bacfe5" style:font-size-asian="7pt" style:font-weight-asian="normal" style:font-name-complex="Arial2" style:font-size-complex="7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bdf23e" style:font-size-asian="7pt" style:font-weight-asian="normal" style:font-name-complex="Arial2" style:font-size-complex="7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c2cd4d" style:font-size-asian="7pt" style:font-weight-asian="normal" style:font-name-complex="Arial2" style:font-size-complex="7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728bd9" style:font-size-asian="7pt" style:font-weight-asian="normal" style:font-name-complex="Arial2" style:font-size-complex="7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e687cc" style:font-size-asian="7pt" style:font-weight-asian="normal" style:font-name-complex="Arial2" style:font-size-complex="7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e82dfa" style:font-size-asian="7pt" style:font-weight-asian="normal" style:font-name-complex="Arial2" style:font-size-complex="7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910b4d" style:font-size-asian="7pt" style:font-weight-asian="normal" style:font-name-complex="Arial2" style:font-size-complex="7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paragraph-rsid="00ea4297" style:font-size-asian="7pt" style:font-weight-asian="normal" style:font-name-complex="Arial2" style:font-size-complex="7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a4f441" style:font-size-asian="7pt" style:font-weight-asian="normal" style:font-name-complex="Arial2" style:font-size-complex="7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8ba627" style:font-size-asian="7pt" style:font-weight-asian="normal" style:font-name-complex="Arial2" style:font-size-complex="7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paragraph-rsid="00b76a7f" style:font-size-asian="7pt" style:font-weight-asian="normal" style:font-name-complex="Arial2" style:font-size-complex="7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7pt" fo:font-weight="normal" officeooo:rsid="008ba627" officeooo:paragraph-rsid="00a4f441" style:font-size-asian="7pt" style:font-weight-asian="normal" style:font-name-complex="Arial2" style:font-size-complex="7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8ba627" officeooo:paragraph-rsid="008ba627" style:font-size-asian="7pt" style:font-weight-asian="normal" style:font-name-complex="Arial2" style:font-size-complex="7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7pt" fo:font-weight="normal" officeooo:rsid="00e82dfa" officeooo:paragraph-rsid="00e82dfa" style:font-size-asian="7pt" style:font-weight-asian="normal" style:font-name-complex="Arial2" style:font-size-complex="7pt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" fo:font-size="9pt" fo:font-weight="bold" officeooo:paragraph-rsid="00debd57" style:font-size-asian="9pt" style:font-weight-asian="bold" style:font-name-complex="Arial2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Arial" fo:font-size="9pt" fo:font-weight="bold" officeooo:paragraph-rsid="00de9ebe" style:font-size-asian="9pt" style:font-weight-asian="bold" style:font-name-complex="Arial2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Arial" fo:font-size="9pt" fo:font-weight="bold" officeooo:rsid="00839d20" officeooo:paragraph-rsid="00de9ebe" style:font-size-asian="9pt" style:font-weight-asian="bold" style:font-name-complex="Arial2" style:font-size-complex="9pt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" fo:font-size="9pt" fo:font-weight="normal" officeooo:paragraph-rsid="00debd57" style:font-size-asian="9pt" style:font-weight-asian="normal" style:font-name-complex="Arial2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9pt" style:text-underline-style="none" fo:font-weight="bold" officeooo:paragraph-rsid="00df9015" style:font-size-asian="9pt" style:font-weight-asian="bold" style:font-name-complex="Arial2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Arial" fo:font-size="2pt" fo:font-weight="bold" officeooo:rsid="00839d20" officeooo:paragraph-rsid="00de9ebe" style:font-size-asian="1.75pt" style:font-weight-asian="bold" style:font-name-complex="Arial2" style:font-size-complex="2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Arial" fo:font-size="2pt" fo:font-weight="bold" officeooo:paragraph-rsid="00df9015" style:font-size-asian="1.75pt" style:font-weight-asian="bold" style:font-name-complex="Arial2" style:font-size-complex="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bold" officeooo:paragraph-rsid="00df9015" style:font-size-asian="14pt" style:font-weight-asian="bold" style:font-name-complex="Arial2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fo:font-size="7pt" fo:font-weight="normal" officeooo:rsid="003943de" officeooo:paragraph-rsid="00b950cd" style:font-size-asian="7pt" style:font-weight-asian="normal" style:font-name-complex="Arial2" style:font-size-complex="7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" fo:font-size="7pt" fo:font-weight="normal" officeooo:rsid="003943de" officeooo:paragraph-rsid="00b950cd" style:font-size-asian="7pt" style:font-weight-asian="normal" style:font-name-complex="Arial2" style:font-size-complex="7pt" style:font-weight-complex="normal"/>
    </style:style>
    <style:style style:name="P3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7pt" fo:font-weight="normal" officeooo:rsid="003943de" officeooo:paragraph-rsid="00b76a7f" style:font-size-asian="7pt" style:font-weight-asian="normal" style:font-name-complex="Arial2" style:font-size-complex="7pt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6pt" fo:font-weight="bold" officeooo:rsid="00876b02" officeooo:paragraph-rsid="00876b02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8pt" fo:font-weight="bold" officeooo:rsid="00861ca2" officeooo:paragraph-rsid="00861ca2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ize="8pt" fo:font-weight="bold" officeooo:rsid="00861ca2" officeooo:paragraph-rsid="00861ca2" style:font-size-asian="8pt" style:font-weight-asian="bold" style:font-size-complex="8pt" style:font-weight-complex="bold"/>
    </style:style>
    <style:style style:name="P39" style:family="paragraph" style:parent-style-name="Table_20_Contents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text:number-lines="false" text:line-number="0" style:writing-mode="lr-tb"/>
      <style:text-properties fo:font-size="8pt" fo:font-weight="bold" officeooo:rsid="00861ca2" officeooo:paragraph-rsid="00ea4297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8pt" fo:font-weight="bold" officeooo:rsid="00b36b94" officeooo:paragraph-rsid="00b36b94" style:font-size-asian="8pt" style:font-weight-asian="bold" style:font-size-complex="8pt" style:font-weight-complex="bold"/>
    </style:style>
    <style:style style:name="P41" style:family="paragraph" style:parent-style-name="Table_20_Contents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text:number-lines="false" text:line-number="0" style:writing-mode="lr-tb"/>
      <style:text-properties fo:font-size="8pt" fo:font-weight="bold" officeooo:rsid="00b76a7f" officeooo:paragraph-rsid="00b76a7f" style:font-size-asian="8pt" style:font-weight-asian="bold" style:font-size-complex="8pt" style:font-weight-complex="bold"/>
    </style:style>
    <style:style style:name="P42" style:family="paragraph" style:parent-style-name="Table_20_Contents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text:number-lines="false" text:line-number="0" style:writing-mode="lr-tb"/>
      <style:text-properties fo:font-size="8pt" fo:font-weight="bold" officeooo:rsid="00ea4297" officeooo:paragraph-rsid="00ea4297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ize="5pt" fo:font-weight="bold" officeooo:rsid="00861ca2" officeooo:paragraph-rsid="00861ca2" style:font-size-asian="5pt" style:font-weight-asian="bold" style:font-size-complex="5pt" style:font-weight-complex="bold"/>
    </style:style>
    <style:style style:name="P4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876b02" officeooo:paragraph-rsid="00876b02" style:font-size-asian="9pt" style:font-weight-asian="bold" style:font-size-complex="9pt" style:font-weight-complex="bold"/>
    </style:style>
    <style:style style:name="P45" style:family="paragraph" style:parent-style-name="Standard" style:master-page-name="Standard">
      <style:paragraph-properties fo:margin-top="0cm" fo:margin-bottom="0cm" style:contextual-spacing="false" style:page-number="auto"/>
      <style:text-properties style:font-name="Cantarell" officeooo:paragraph-rsid="00de9ebe"/>
    </style:style>
    <style:style style:name="T1" style:family="text">
      <style:text-properties fo:font-size="9pt" fo:font-weight="bold" officeooo:rsid="003943de" style:font-size-asian="9pt" style:font-weight-asian="bold" style:font-size-complex="9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officeooo:rsid="0085acae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3943de" style:font-weight-asian="normal" style:font-weight-complex="normal"/>
    </style:style>
    <style:style style:name="T6" style:family="text">
      <style:text-properties officeooo:rsid="00876b02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TML_ON"/>
        <text:variable-decl office:value-type="string" text:name="HTML_OF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placeholder text:placeholder-type="text">&lt;for each="institution in institutions"&gt;</text:placeholder></text:p>
      <text:p text:style-name="P1"><text:placeholder text:placeholder-type="text">&lt;for each="professional in health_profs"&gt;</text:placeholder></text:p>
      <text:p text:style-name="P1"><text:placeholder text:placeholder-type="text">&lt;if test="professional in institution_hp[institution]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INFORME <text:span text:style-name="T6">ESTADÍSTICO</text:span> DE CONSULTAS MEDICAS AMBULATORIAS</text:p>
          </table:table-cell>
          <table:table-cell table:style-name="Tabla1.B1" table:number-columns-spanned="2" office:value-type="string">
            <text:p text:style-name="P5"><text:span text:style-name="T3">1</text:span>. <text:span text:style-name="T6">IDENTIFICACIÓN DEL ESTABLECIMIENTO: </text:span><text:span text:style-name="T6"><text:placeholder text:placeholder-type="text">&lt;institution_institution[institution]&gt;</text:placeholder></text:span></text:p>
          </table:table-cell>
          <table:covered-table-cell/>
        </table:table-row>
        <table:table-row>
          <table:table-cell table:style-name="Tabla1.A2" table:number-rows-spanned="3" office:value-type="string">
            <text:p text:style-name="P7">APELLIDO Y NOMBRE DEL MEDICO:</text:p>
            <text:p text:style-name="P6"><text:span text:style-name="T2"><text:s text:c="2"/></text:span><text:s/><text:span text:style-name="T1"><text:s/></text:span><text:span text:style-name="T1"><text:placeholder text:placeholder-type="text">&lt; health_prof_lastname[str(professional)]&gt;</text:placeholder></text:span><text:span text:style-name="T1">, </text:span><text:span text:style-name="T1"><text:placeholder text:placeholder-type="text">&lt; health_prof_name[str(professional)]&gt;</text:placeholder></text:span></text:p>
          </table:table-cell>
          <table:table-cell table:style-name="Tabla1.B2" table:number-columns-spanned="2" office:value-type="string">
            <text:p text:style-name="P4">DEPENDENCIA ADMINISTRATIVA: </text:p>
          </table:table-cell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4">DEPARTAMENTO DE <text:span text:style-name="T6">LOCALIZACIÓN</text:span> DEL ESTABLECIMIENTO</text:p>
          </table:table-cell>
          <table:table-cell table:style-name="Tabla1.B2" office:value-type="string">
            <text:p text:style-name="P4">ZONA SANITARIA</text:p>
          </table:table-cell>
        </table:table-row>
        <table:table-row table:style-name="Tabla1.4">
          <table:covered-table-cell table:style-name="Tabla1.A2"/>
          <table:table-cell table:style-name="Tabla1.B2" table:number-columns-spanned="2" office:value-type="string">
            <text:p text:style-name="P4">2. FECHA <text:s/><text:span text:style-name="T5"><text:placeholder text:placeholder-type="text">&lt;format_date(appointment_date, user.language)&gt;</text:placeholder></text:span><text:span text:style-name="T5"><text:s/></text:span><text:span text:style-name="T4">3. UNIDAD OPERATIVA</text:span></text:p>
          </table:table-cell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column table:style-name="Tabla2.H" table:number-columns-repeated="2"/>
        <table:table-column table:style-name="Tabla2.J"/>
        <table:table-column table:style-name="Tabla2.K"/>
        <table:table-row table:style-name="Tabla2.1">
          <table:table-cell table:style-name="Tabla2.A1" table:number-rows-spanned="2" office:value-type="string">
            <text:p text:style-name="P37">TIPO <text:s/>Y N.º DOC</text:p>
          </table:table-cell>
          <table:table-cell table:style-name="Tabla2.A1" table:number-rows-spanned="2" office:value-type="string">
            <text:p text:style-name="P37">APELLIDO Y NOMBRE</text:p>
          </table:table-cell>
          <table:table-cell table:style-name="Tabla2.A1" table:number-columns-spanned="2" office:value-type="string">
            <text:p text:style-name="P37">4. EDAD</text:p>
          </table:table-cell>
          <table:covered-table-cell/>
          <table:table-cell table:style-name="Tabla2.A1" table:number-columns-spanned="2" office:value-type="string">
            <text:p text:style-name="P38">5. SEXO</text:p>
          </table:table-cell>
          <table:covered-table-cell/>
          <table:table-cell table:style-name="Tabla2.A1" table:number-rows-spanned="2" office:value-type="string">
            <text:p text:style-name="P41">Fecha de Nac</text:p>
          </table:table-cell>
          <table:table-cell table:style-name="Tabla2.A1" table:number-rows-spanned="2" office:value-type="string">
            <text:p text:style-name="P42">Telefono</text:p>
            <text:p text:style-name="P42">(Sin 0, Sin 15)</text:p>
          </table:table-cell>
          <table:table-cell table:style-name="Tabla2.A1" table:number-rows-spanned="2" office:value-type="string">
            <text:p text:style-name="P39">6. <text:s/>RESIDENCIA HABITUAL DEL PACIENTE (Localidad, Departamento, Provincia, País)</text:p>
          </table:table-cell>
          <table:table-cell table:style-name="Tabla2.A1" office:value-type="string">
            <text:p text:style-name="P37">7. PERTENECE O ESTA ASOCIADO A</text:p>
          </table:table-cell>
          <table:table-cell table:style-name="Tabla2.K1" table:number-rows-spanned="2" office:value-type="string">
            <text:p text:style-name="P37">8. DIAGNOSTICO O MOTIVO DE CONSULTA</text:p>
          </table:table-cell>
        </table:table-row>
        <table:table-row table:style-name="Tabla2.2">
          <table:covered-table-cell table:style-name="Tabla2.A1"/>
          <table:covered-table-cell table:style-name="Tabla2.A1"/>
          <table:table-cell table:style-name="Tabla2.C2" office:value-type="string">
            <text:p text:style-name="P36">Años</text:p>
          </table:table-cell>
          <table:table-cell table:style-name="Tabla2.C2" office:value-type="string">
            <text:p text:style-name="P40">HC</text:p>
          </table:table-cell>
          <table:table-cell table:style-name="Tabla2.C2" office:value-type="string">
            <text:p text:style-name="P44">M</text:p>
          </table:table-cell>
          <table:table-cell table:style-name="Tabla2.C2" office:value-type="string">
            <text:p text:style-name="P44">F</text:p>
          </table:table-cell>
          <table:covered-table-cell table:style-name="Tabla2.A1"/>
          <table:covered-table-cell table:style-name="Tabla2.A1"/>
          <table:covered-table-cell table:style-name="Tabla2.A1"/>
          <table:table-cell table:style-name="Tabla2.C2" office:value-type="string">
            <text:p text:style-name="P43"/>
          </table:table-cell>
          <table:covered-table-cell table:style-name="Tabla2.K1"/>
        </table:table-row>
      </table:table>
      <text:p text:style-name="P2"><text:placeholder text:placeholder-type="text">&lt;for each="appointment  in objects"&gt;</text:placeholder></text:p>
      <text:p text:style-name="P25"><text:placeholder text:placeholder-type="text">&lt;if test="appointment.patient"&gt;</text:placeholder></text:p>
      <text:p text:style-name="P25"><text:placeholder text:placeholder-type="text">&lt;if test="appointment.healthprof"&gt;</text:placeholder></text:p>
      <text:p text:style-name="P25"><text:placeholder text:placeholder-type="text">&lt;if test="appointment.healthprof.id == professional"&gt;</text:placeholder></text:p>
      <text:p text:style-name="P28"><text:placeholder text:placeholder-type="text">&lt;if test="str(appointment.institution.id) == institution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 table:number-columns-repeated="2"/>
        <table:table-column table:style-name="Tabla3.J"/>
        <table:table-column table:style-name="Tabla3.K"/>
        <table:table-row table:style-name="Tabla3.1">
          <table:table-cell table:style-name="Tabla3.A1" office:value-type="string">
            <text:p text:style-name="P8"><text:placeholder text:placeholder-type="text">&lt;appointment.patient.name.ref&gt;</text:placeholder></text:p>
          </table:table-cell>
          <table:table-cell table:style-name="Tabla3.A1" office:value-type="string">
            <text:p text:style-name="P8"><text:bookmark-start text:name="__DdeLink__2969_1390409503"/><text:placeholder text:placeholder-type="text">&lt;appointment.patient.name and appointment.patient.name.rec_name&gt;</text:placeholder><text:bookmark-end text:name="__DdeLink__2969_1390409503"/></text:p>
            <text:p text:style-name="P15"><text:bookmark-start text:name="__DdeLink__3682_1390409503"/><text:placeholder text:placeholder-type="text">&lt;if test='appointment.patient.name.name not in appointment.patient.rec_name or appointment.patient.name.lastname not in appointment.patient.rec_name'&gt;</text:placeholder><text:bookmark-end text:name="__DdeLink__3682_1390409503"/></text:p>
            <text:p text:style-name="P24">(<text:placeholder text:placeholder-type="text">&lt;appointment.patient.name.lastname&gt;</text:placeholder>, <text:bookmark-start text:name="__DdeLink__3692_1390409503"/><text:placeholder text:placeholder-type="text">&lt;appointment.patient.name.name&gt;</text:placeholder><text:bookmark-end text:name="__DdeLink__3692_1390409503"/>)</text:p>
            <text:p text:style-name="P16"><text:bookmark-start text:name="__DdeLink__3687_1390409503"/><text:placeholder text:placeholder-type="text">&lt;/if&gt;</text:placeholder><text:bookmark-end text:name="__DdeLink__3687_1390409503"/></text:p>
          </table:table-cell>
          <table:table-cell table:style-name="Tabla3.A1" office:value-type="string">
            <text:p text:style-name="P9"><text:placeholder text:placeholder-type="text">&lt;appointment.patient.age and appointment.patient.age[:2]&gt;</text:placeholder></text:p>
          </table:table-cell>
          <table:table-cell table:style-name="Tabla3.A1" office:value-type="string">
            <text:p text:style-name="P10"><text:placeholder text:placeholder-type="text">&lt;appointment.patient.hc and appointment.patient.hc&gt;</text:placeholder></text:p>
          </table:table-cell>
          <table:table-cell table:style-name="Tabla3.A1" office:value-type="string">
            <text:p text:style-name="P19"><text:placeholder text:placeholder-type="text">&lt;if test="appointment.patient.gender == 'm'"&gt;</text:placeholder></text:p>
            <text:p text:style-name="P22">X</text:p>
            <text:p text:style-name="P8"><text:placeholder text:placeholder-type="text">&lt;/if&gt;</text:placeholder></text:p>
          </table:table-cell>
          <table:table-cell table:style-name="Tabla3.A1" office:value-type="string">
            <text:p text:style-name="P19"><text:placeholder text:placeholder-type="text">&lt;if test="appointment.patient.gender == 'f'"&gt;</text:placeholder></text:p>
            <text:p text:style-name="P22">X</text:p>
            <text:p text:style-name="P8"><text:placeholder text:placeholder-type="text">&lt;/if&gt;</text:placeholder></text:p>
          </table:table-cell>
          <table:table-cell table:style-name="Tabla3.A1" office:value-type="string">
            <text:p text:style-name="P33"><text:placeholder text:placeholder-type="text">&lt;if test="appointment.patient.name.dob"&gt;</text:placeholder></text:p>
            <text:p text:style-name="P35"><text:placeholder text:placeholder-type="text">&lt;format_date(appointment.patient.name.dob, user.language)&gt;</text:placeholder></text:p>
            <text:p text:style-name="P34"><text:placeholder text:placeholder-type="text">&lt;/if&gt;</text:placeholder></text:p>
          </table:table-cell>
          <table:table-cell table:style-name="Tabla3.A1" office:value-type="string">
            <text:p text:style-name="P18"><text:placeholder text:placeholder-type="text">&lt;appointment.phone&gt;</text:placeholder></text:p>
          </table:table-cell>
          <table:table-cell table:style-name="Tabla3.A1" office:value-type="string">
            <text:p text:style-name="P17"><text:bookmark-start text:name="__DdeLink__274_3155029255"/><text:placeholder text:placeholder-type="text">&lt;if test="appointment.patient.name.du"&gt;</text:placeholder><text:bookmark-end text:name="__DdeLink__274_3155029255"/></text:p>
            <text:p text:style-name="P11"><text:placeholder text:placeholder-type="text">&lt;appointment.patient.name.du.name&gt;</text:placeholder></text:p>
            <text:p text:style-name="P11"><text:placeholder text:placeholder-type="text">&lt;/if&gt;</text:placeholder></text:p>
            <text:p text:style-name="P12"><text:placeholder text:placeholder-type="text">&lt;if test="(not appointment.patient.name.du) and (len(appointment.patient.name.addresses)&gt;0)"&gt;</text:placeholder></text:p>
            <text:p text:style-name="P13"><text:s/><text:placeholder text:placeholder-type="text">&lt;appointment.patient.name.addresses[0].street&gt;</text:placeholder></text:p>
            <text:p text:style-name="P12"><text:placeholder text:placeholder-type="text">&lt;/if&gt;</text:placeholder></text:p>
            <text:p text:style-name="P12"/>
          </table:table-cell>
          <table:table-cell table:style-name="Tabla3.A1" office:value-type="string">
            <text:p text:style-name="P20"><text:placeholder text:placeholder-type="text">&lt;if test="appointment.patient.current_insurance"&gt;</text:placeholder></text:p>
            <text:p text:style-name="P21"><text:placeholder text:placeholder-type="text">&lt;appointment.patient.current_insurance.company.name&gt;</text:placeholder></text:p>
            <text:p text:style-name="P23"><text:placeholder text:placeholder-type="text">&lt;/if&gt;</text:placeholder></text:p>
          </table:table-cell>
          <table:table-cell table:style-name="Tabla3.K1" office:value-type="string">
            <text:p text:style-name="P14"/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/if&gt;</text:placeholder></text:p>
      <text:p text:style-name="P26"><text:placeholder text:placeholder-type="text">&lt;/for&gt;</text:placeholder></text:p>
      <text:p text:style-name="P27"><text:placeholder text:placeholder-type="text">&lt;/if&gt;</text:placeholder></text:p>
      <text:p text:style-name="P30"/>
      <text:p text:style-name="P29"><text:placeholder text:placeholder-type="text">&lt;/for&gt;</text:placeholder></text:p>
      <text:p text:style-name="P31"/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nota_20_pie_20_Car" style:display-name="Texto nota pie Car" style:family="text">
      <style:text-properties style:language-asian="en" style:country-asian="US"/>
    </style:style>
    <style:style style:name="footnote_20_reference" style:display-name="footnote reference" style:family="text">
      <style:text-properties style:text-position="super 58%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K</meta:initial-creator>
    <meta:editing-cycles>192</meta:editing-cycles>
    <meta:print-date>2016-08-10T14:03:00</meta:print-date>
    <meta:creation-date>2017-10-30T14:16:00</meta:creation-date>
    <dc:date>2024-12-09T19:18:20.459582455</dc:date>
    <meta:editing-duration>P1DT13H38M37S</meta:editing-duration>
    <meta:generator>LibreOffice/7.3.7.2$Linux_X86_64 LibreOffice_project/30$Build-2</meta:generator>
    <meta:document-statistic meta:table-count="3" meta:image-count="0" meta:object-count="0" meta:page-count="3" meta:paragraph-count="64" meta:word-count="172" meta:character-count="2015" meta:non-whitespace-character-count="1897"/>
    <meta:user-defined meta:name="AppVersion">14.0000</meta:user-defined>
    <meta:user-defined meta:name="Company">*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EMBRETE INGENIERIA  2012" xlink:href=""/>
  </office:meta>
</office:document-meta>
</file>